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T1" style:family="text">
      <style:text-properties officeooo:rsid="00107e4e"/>
    </style:style>
    <style:style style:name="T2" style:family="text">
      <style:text-properties officeooo:rsid="0030297e"/>
    </style:style>
    <style:style style:name="T3" style:family="text">
      <style:text-properties officeooo:rsid="00316513"/>
    </style:style>
    <style:style style:name="T4" style:family="text">
      <style:text-properties officeooo:rsid="0027366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1 – </text:span><text:span text:style-name="T2">JavaScript </text:span><text:span text:style-name="T3">Segunda Parte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4">.</text:span></text:p>
      <text:p text:style-name="P4">Fecha de entrega: <text:span text:style-name="T2">03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Actividad 1" text:style-name="Index_20_Link" text:visited-style-name="Index_20_Link">Actividad 1<text:tab/>2</text:a></text:p>
        </text:index-body>
      </text:table-of-content>
      <text:p text:style-name="P5"/>
      <text:h text:style-name="P8" text:outline-level="1"><text:bookmark-start text:name="__RefHeading___Toc294_2657342129"/>Actividad 1<text:bookmark-end text:name="__RefHeading___Toc294_2657342129"/>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2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9:00:39.448248000</meta:creation-date>
    <meta:editing-duration>PT54S</meta:editing-duration>
    <meta:editing-cycles>3</meta:editing-cycles>
    <meta:generator>LibreOffice/25.8.3.2$Windows_X86_64 LibreOffice_project/8ca8d55c161d602844f5428fa4b58097424e324e</meta:generator>
    <dc:title>PLANTILLA BAE</dc:title>
    <dc:date>2026-02-24T19:01:34.317828700</dc:date>
    <meta:document-statistic meta:table-count="0" meta:image-count="0" meta:object-count="0" meta:page-count="4" meta:paragraph-count="9" meta:word-count="30" meta:character-count="195" meta:non-whitespace-character-count="170"/>
    <meta:template xlink:type="simple" xlink:actuate="onRequest" xlink:title="PLANTILLA BAE" xlink:href="file:///C:/Users/noa/AppData/Roaming/LibreOffice/4/user/template/PLANTILLA%20BAE1.ott" meta:date="2026-02-24T19:00:39.148381900"/>
  </office:meta>
</office:document-meta>
</file>